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paragraph-rsid="00e67b12"/>
    </style:style>
    <style:style style:name="P2" style:family="paragraph" style:parent-style-name="Standard">
      <style:text-properties officeooo:paragraph-rsid="00eabe04"/>
    </style:style>
    <style:style style:name="P3" style:family="paragraph" style:parent-style-name="Standard">
      <style:text-properties officeooo:rsid="00eabe04" officeooo:paragraph-rsid="00eabe04"/>
    </style:style>
    <style:style style:name="P4" style:family="paragraph" style:parent-style-name="Standard">
      <style:text-properties officeooo:rsid="00eb04d0" officeooo:paragraph-rsid="00eabe04"/>
    </style:style>
    <style:style style:name="P5" style:family="paragraph" style:parent-style-name="Standard">
      <style:text-properties officeooo:rsid="00ec3d90" officeooo:paragraph-rsid="00ec3d90"/>
    </style:style>
    <style:style style:name="P6" style:family="paragraph" style:parent-style-name="Standard">
      <style:text-properties officeooo:rsid="00edfa31" officeooo:paragraph-rsid="00edfa31"/>
    </style:style>
    <style:style style:name="P7" style:family="paragraph" style:parent-style-name="Standard">
      <style:text-properties officeooo:rsid="00f0382a" officeooo:paragraph-rsid="00f0382a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paragraph-properties fo:line-height="150%"/>
      <style:text-properties officeooo:paragraph-rsid="00f4dd1f"/>
    </style:style>
    <style:style style:name="P11" style:family="paragraph" style:parent-style-name="Standard">
      <style:paragraph-properties fo:line-height="150%"/>
      <style:text-properties fo:font-size="18pt" officeooo:rsid="00f0837c"/>
    </style:style>
    <style:style style:name="P12" style:family="paragraph" style:parent-style-name="Standard">
      <style:paragraph-properties fo:line-height="150%"/>
      <style:text-properties fo:font-size="18pt" officeooo:rsid="00f0837c" officeooo:paragraph-rsid="00f4dd1f"/>
    </style:style>
    <style:style style:name="P13" style:family="paragraph" style:parent-style-name="Standard">
      <style:paragraph-properties fo:line-height="100%"/>
      <style:text-properties fo:font-size="18pt" officeooo:rsid="00f0837c"/>
    </style:style>
    <style:style style:name="P14" style:family="paragraph" style:parent-style-name="Standard">
      <style:paragraph-properties fo:line-height="100%"/>
      <style:text-properties fo:font-size="18pt" fo:font-weight="bold" officeooo:rsid="00f0837c" style:font-weight-asian="bold" style:font-weight-complex="bold"/>
    </style:style>
    <style:style style:name="P15" style:family="paragraph" style:parent-style-name="Standard">
      <style:paragraph-properties fo:line-height="150%"/>
      <style:text-properties fo:font-size="18pt" officeooo:rsid="00f1aaef"/>
    </style:style>
    <style:style style:name="P16" style:family="paragraph" style:parent-style-name="Standard">
      <style:paragraph-properties fo:line-height="150%"/>
      <style:text-properties style:font-name="Times New Roman" fo:font-size="18pt" officeooo:rsid="00f1aaef" officeooo:paragraph-rsid="00f1aaef" style:font-name-asian="OpenSymbol" style:font-name-complex="OpenSymbol"/>
    </style:style>
    <style:style style:name="P17" style:family="paragraph" style:parent-style-name="Standard">
      <style:paragraph-properties fo:line-height="100%"/>
      <style:text-properties style:font-name="Times New Roman" fo:font-size="18pt" officeooo:rsid="00f1aaef" officeooo:paragraph-rsid="00f1aaef" style:font-name-asian="OpenSymbol" style:font-name-complex="OpenSymbol"/>
    </style:style>
    <style:style style:name="P18" style:family="paragraph" style:parent-style-name="Standard">
      <style:paragraph-properties fo:line-height="100%"/>
      <style:text-properties style:font-name="Times New Roman" fo:font-size="18pt" officeooo:rsid="00f2adb4" officeooo:paragraph-rsid="00f2adb4" style:font-name-asian="OpenSymbol" style:font-name-complex="OpenSymbol"/>
    </style:style>
    <style:style style:name="P19" style:family="paragraph" style:parent-style-name="Standard">
      <style:paragraph-properties fo:line-height="100%" fo:text-align="center" style:justify-single-word="false"/>
      <style:text-properties style:font-name="Times New Roman" fo:font-size="18pt" officeooo:rsid="00f2adb4" officeooo:paragraph-rsid="00f2adb4" style:font-name-asian="OpenSymbol" style:font-name-complex="OpenSymbol"/>
    </style:style>
    <style:style style:name="P20" style:family="paragraph" style:parent-style-name="Standard">
      <style:paragraph-properties fo:line-height="150%"/>
      <style:text-properties style:font-name="Times New Roman" fo:font-size="18pt" officeooo:rsid="00f2adb4" officeooo:paragraph-rsid="00f2adb4" style:font-name-asian="OpenSymbol" style:font-name-complex="OpenSymbol"/>
    </style:style>
    <style:style style:name="P21" style:family="paragraph" style:parent-style-name="Standard">
      <style:text-properties officeooo:rsid="00f2adb4" officeooo:paragraph-rsid="00f2adb4"/>
    </style:style>
    <style:style style:name="P22" style:family="paragraph" style:parent-style-name="Standard">
      <style:paragraph-properties fo:line-height="150%"/>
      <style:text-properties officeooo:rsid="00f4dd1f" officeooo:paragraph-rsid="00f4dd1f"/>
    </style:style>
    <style:style style:name="P23" style:family="paragraph" style:parent-style-name="Standard">
      <style:paragraph-properties fo:line-height="100%"/>
      <style:text-properties officeooo:rsid="00f6b710" officeooo:paragraph-rsid="0101f6a0"/>
    </style:style>
    <style:style style:name="P24" style:family="paragraph" style:parent-style-name="Standard">
      <style:paragraph-properties fo:line-height="150%"/>
      <style:text-properties officeooo:rsid="00f6b710" officeooo:paragraph-rsid="0101f6a0"/>
    </style:style>
    <style:style style:name="P25" style:family="paragraph" style:parent-style-name="Standard">
      <style:text-properties officeooo:paragraph-rsid="00f7fed7"/>
    </style:style>
    <style:style style:name="P26" style:family="paragraph" style:parent-style-name="Standard">
      <style:paragraph-properties fo:line-height="100%"/>
      <style:text-properties officeooo:paragraph-rsid="00f1aaef"/>
    </style:style>
    <style:style style:name="P27" style:family="paragraph" style:parent-style-name="Standard">
      <style:paragraph-properties fo:line-height="100%"/>
      <style:text-properties officeooo:paragraph-rsid="0101f6a0"/>
    </style:style>
    <style:style style:name="P28" style:family="paragraph" style:parent-style-name="Standard">
      <style:paragraph-properties fo:line-height="150%"/>
      <style:text-properties fo:font-weight="normal" officeooo:rsid="00f4dd1f" officeooo:paragraph-rsid="00f4dd1f" style:font-weight-asian="normal" style:font-weight-complex="normal"/>
    </style:style>
    <style:style style:name="P29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30" style:family="paragraph" style:parent-style-name="Standard">
      <style:paragraph-properties fo:line-height="150%"/>
      <style:text-properties fo:font-weight="normal" officeooo:rsid="00fafd8d" officeooo:paragraph-rsid="00fafd8d" style:font-weight-asian="normal" style:font-weight-complex="normal"/>
    </style:style>
    <style:style style:name="P31" style:family="paragraph" style:parent-style-name="Standard">
      <style:paragraph-properties fo:line-height="150%"/>
      <style:text-properties officeooo:rsid="00fcef36" officeooo:paragraph-rsid="00fcef36"/>
    </style:style>
    <style:style style:name="P32" style:family="paragraph" style:parent-style-name="Standard">
      <style:paragraph-properties fo:line-height="150%"/>
      <style:text-properties officeooo:rsid="00fe6fd0" officeooo:paragraph-rsid="00fe6fd0"/>
    </style:style>
    <style:style style:name="P33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e48d45" officeooo:paragraph-rsid="0029ba73" style:font-size-asian="20pt" style:font-weight-asian="bold" style:font-size-complex="20pt" style:font-weight-complex="bold"/>
    </style:style>
    <style:style style:name="P34" style:family="paragraph" style:parent-style-name="tfTitre_20_1_29_" style:list-style-name="tfNum_20_1_29_">
      <style:text-properties officeooo:paragraph-rsid="0101f6a0"/>
    </style:style>
    <style:style style:name="P35" style:family="paragraph" style:parent-style-name="tfTitre_20_1_29_">
      <style:paragraph-properties fo:break-before="page"/>
      <style:text-properties officeooo:rsid="010295bd" officeooo:paragraph-rsid="010295bd"/>
    </style:style>
    <style:style style:name="P36" style:family="paragraph" style:parent-style-name="tfTitre_20_I_29_">
      <style:text-properties fo:text-transform="uppercase" style:font-name="Arial1" fo:font-size="22pt" fo:font-style="italic" fo:font-weight="bold" officeooo:rsid="00c58d4a" officeooo:paragraph-rsid="00c58d4a" style:font-size-asian="20pt" style:font-weight-asian="bold" style:font-size-complex="20pt" style:font-weight-complex="bold"/>
    </style:style>
    <style:style style:name="P37" style:family="paragraph" style:parent-style-name="tfTitre_20_I_29_">
      <style:paragraph-properties fo:break-before="page"/>
    </style:style>
    <style:style style:name="P38" style:family="paragraph">
      <loext:graphic-properties draw:fill="none" draw:fill-color="#ffffff"/>
      <style:paragraph-properties style:writing-mode="lr-tb"/>
    </style:style>
    <style:style style:name="P3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cm" fo:margin-bottom="0cm" fo:line-height="100%" fo:text-indent="0cm" style:writing-mode="lr-tb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4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/>
      <style:paragraph-properties fo:text-align="center"/>
    </style:style>
    <style:style style:name="P44" style:family="paragraph">
      <style:paragraph-properties fo:text-align="center"/>
    </style:style>
    <style:style style:name="P45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4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T1" style:family="text">
      <style:text-properties officeooo:rsid="00e48d45"/>
    </style:style>
    <style:style style:name="T2" style:family="text">
      <style:text-properties officeooo:rsid="00f0382a"/>
    </style:style>
    <style:style style:name="T3" style:family="text">
      <style:text-properties officeooo:rsid="00f2adb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f2adb4" style:font-weight-asian="bold" style:font-weight-complex="bold"/>
    </style:style>
    <style:style style:name="T6" style:family="text">
      <style:text-properties fo:font-weight="bold" officeooo:rsid="00f7fed7" style:font-weight-asian="bold" style:font-weight-complex="bold"/>
    </style:style>
    <style:style style:name="T7" style:family="text">
      <style:text-properties fo:font-size="18pt" officeooo:rsid="00f7fed7"/>
    </style:style>
    <style:style style:name="T8" style:family="text">
      <style:text-properties fo:font-size="18pt" fo:font-weight="normal" officeooo:rsid="00fafd8d" style:font-weight-asian="normal" style:font-weight-complex="normal"/>
    </style:style>
    <style:style style:name="T9" style:family="text">
      <style:text-properties fo:font-size="18pt" officeooo:rsid="00fcef36"/>
    </style:style>
    <style:style style:name="T10" style:family="text">
      <style:text-properties fo:font-weight="normal" officeooo:rsid="00fafd8d" style:font-weight-asian="normal" style:font-weight-complex="normal"/>
    </style:style>
    <style:style style:name="T11" style:family="text">
      <style:text-properties fo:font-weight="normal" officeooo:rsid="00f7fed7" style:font-weight-asian="normal" style:font-weight-complex="normal"/>
    </style:style>
    <style:style style:name="T12" style:family="text">
      <style:text-properties officeooo:rsid="00f7fed7"/>
    </style:style>
    <style:style style:name="T13" style:family="text">
      <style:text-properties officeooo:rsid="00fafd8d"/>
    </style:style>
    <style:style style:name="T14" style:family="text">
      <style:text-properties officeooo:rsid="00fcef36"/>
    </style:style>
    <style:style style:name="T15" style:family="text">
      <style:text-properties officeooo:rsid="0101a1e2"/>
    </style:style>
    <style:style style:name="T16" style:family="text">
      <style:text-properties officeooo:rsid="0101f6a0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4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18pt" style:font-size-complex="18pt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1.0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draw:stroke-dash="Dashed_20__28_var_29__20_3" svg:stroke-width="0.041cm" svg:stroke-color="#000000" draw:marker-start="" draw:marker-start-width="0.22cm" draw:marker-start-center="false" draw:marker-end="" draw:marker-end-width="0.22cm" draw:marker-end-center="false" draw:stroke-linejoin="round" svg:stroke-linecap="round" draw:fill="solid" draw:fill-color="#729fcf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3" svg:stroke-width="0.03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19cm" svg:stroke-color="#000000" draw:marker-start="Arrow" draw:marker-start-width="0.199cm" draw:marker-start-center="false" draw:marker-end="Arrow" draw:marker-end-width="0.19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2cm" fo:min-width="0.226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2cm" fo:min-width="0.266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3cm" fo:min-width="0.224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2cm" fo:min-width="0.582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2cm" fo:min-width="0.584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none" draw:textarea-vertical-align="middle" draw:auto-grow-height="false" fo:min-height="2.644cm" fo:min-width="0.21cm" style:run-through="foreground"/>
    </style:style>
    <style:style style:name="gr13" style:family="graphic">
      <style:graphic-properties draw:stroke="none" svg:stroke-color="#000000" draw:fill="none" draw:fill-color="#ffffff" fo:min-height="0.732cm" style:run-through="foreground"/>
      <style:paragraph-properties style:writing-mode="lr-tb"/>
    </style:style>
    <style:style style:name="gr14" style:family="graphic">
      <style:graphic-properties draw:fill="none" draw:textarea-vertical-align="middle" draw:auto-grow-height="false" fo:min-height="3.076cm" fo:min-width="0.21cm" style:run-through="foreground"/>
    </style:style>
    <style:style style:name="gr15" style:family="graphic">
      <style:graphic-properties draw:fill="none" draw:textarea-vertical-align="middle" draw:auto-grow-height="false" fo:min-height="1.711cm" fo:min-width="0.21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Calcul littéral</text:p>
      <text:p text:style-name="Standard"/>
      <text:list xml:id="list4277420878" text:style-name="tfNum_20_I_29_">
        <text:list-item>
          <text:p text:style-name="P36">D<text:span text:style-name="T1">istributivité</text:span></text:p>
        </text:list-item>
      </text:list>
      <text:list xml:id="list3266767291" text:style-name="tfNum_20_1_29_">
        <text:list-item>
          <text:p text:style-name="tfTitre_20_1_29_">Intuitivement :</text:p>
        </text:list-item>
      </text:list>
      <text:p text:style-name="P1"><draw:frame draw:style-name="fr1" draw:name="Objet7" text:anchor-type="as-char" svg:y="-0.564cm" svg:width="13.443cm" svg:height="0.707cm" draw:z-index="2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draw:g text:anchor-type="paragraph" draw:z-index="0" draw:name="Forme1" draw:style-name="gr11"><draw:custom-shape draw:name="Forme1" draw:style-name="gr14" draw:text-style-name="P43" svg:width="0.578cm" svg:height="3.243cm" draw:transform="rotate (1.5707963267949) translate (2.73755555555556cm 0.769055555555556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name="Forme5" draw:style-name="gr13" draw:text-style-name="P46" svg:width="2.165cm" svg:height="0.733cm" svg:x="3.278cm" svg:y="0.806cm"><draw:text-box><text:p text:style-name="P44"><text:span text:style-name="T19">20 fois</text:span></text:p></draw:text-box></draw:frame></draw:g><draw:g text:anchor-type="paragraph" draw:z-index="1" draw:name="Forme2" draw:style-name="gr11"><draw:custom-shape draw:name="Forme1" draw:style-name="gr15" draw:text-style-name="P43" svg:width="0.578cm" svg:height="1.803cm" draw:transform="rotate (1.5707963267949) translate (7.52827777777778cm 0.723194444444444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name="Forme5" draw:style-name="gr13" draw:text-style-name="P45" svg:width="1.717cm" svg:height="0.733cm" svg:x="7.572cm" svg:y="0.76cm"><draw:text-box><text:p text:style-name="P44"><text:span text:style-name="T19">3 fois</text:span></text:p></draw:text-box></draw:frame></draw:g></text:p>
      <text:p text:style-name="Standard"/>
      <text:p text:style-name="Standard"/>
      <text:p text:style-name="P2"><draw:frame draw:style-name="fr1" draw:name="Objet1" text:anchor-type="as-char" svg:y="-0.57cm" svg:width="12.977cm" svg:height="0.716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2"><draw:g text:anchor-type="paragraph" draw:z-index="3" draw:name="Forme3" draw:style-name="gr11"><draw:custom-shape draw:name="Forme1" draw:style-name="gr14" draw:text-style-name="P43" svg:width="0.578cm" svg:height="3.243cm" draw:transform="rotate (1.5707963267949) translate (3.429cm 0.769055555555556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name="Forme5" draw:style-name="gr13" draw:text-style-name="P46" svg:width="2.165cm" svg:height="0.733cm" svg:x="3.969cm" svg:y="0.806cm"><draw:text-box><text:p text:style-name="P44"><text:span text:style-name="T19">... fois</text:span></text:p></draw:text-box></draw:frame></draw:g><draw:g text:anchor-type="paragraph" draw:z-index="4" draw:name="Forme4" draw:style-name="gr11"><draw:custom-shape draw:name="Forme1" draw:style-name="gr12" draw:text-style-name="P43" svg:width="0.578cm" svg:height="2.789cm" draw:transform="rotate (1.5707963267949) translate (8.35201388888889cm 0.723194444444444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name="Forme5" draw:style-name="gr13" draw:text-style-name="P45" svg:width="1.717cm" svg:height="0.733cm" svg:x="8.888cm" svg:y="0.76cm"><draw:text-box><text:p text:style-name="P44"><text:span text:style-name="T19">... fois</text:span></text:p></draw:text-box></draw:frame></draw:g></text:p>
      <text:p text:style-name="P2"/>
      <text:p text:style-name="P2"/>
      <text:p text:style-name="P3">De même compléter :</text:p>
      <text:p text:style-name="P5"><draw:frame draw:style-name="fr1" draw:name="Objet6" text:anchor-type="as-char" svg:y="-0.57cm" svg:width="3.002cm" svg:height="0.716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  <text:p text:style-name="P3"/>
      <text:p text:style-name="P3"/>
      <text:p text:style-name="P2"><draw:frame draw:style-name="fr1" draw:name="Objet3" text:anchor-type="as-char" svg:y="-0.564cm" svg:width="3.604cm" svg:height="0.707cm" draw:z-index="22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/>
      <text:p text:style-name="P3"/>
      <text:p text:style-name="P3"><draw:frame draw:style-name="fr1" draw:name="Objet2" text:anchor-type="as-char" svg:y="-0.57cm" svg:width="3.461cm" svg:height="0.716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p>
      <text:p text:style-name="P3"/>
      <text:p text:style-name="P3"/>
      <text:p text:style-name="P3"/>
      <text:p text:style-name="P7"><draw:frame draw:style-name="fr1" draw:name="Objet4" text:anchor-type="as-char" svg:y="-0.564cm" svg:width="3.665cm" svg:height="0.707cm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/>
      <text:p text:style-name="P4"/>
      <text:list xml:id="list133146975741683" text:continue-numbering="true" text:style-name="tfNum_20_1_29_">
        <text:list-item>
          <text:p text:style-name="tfTitre_20_1_29_">Propriété</text:p>
        </text:list-item>
      </text:list>
      <text:p text:style-name="P6">k, a et b étant 3 nombres quelconques :</text:p>
      <text:p text:style-name="tfCours">k a + k b = k (a + b)</text:p>
      <text:p text:style-name="tfCours">k a – k b = k (a – b)</text:p>
      <text:p text:style-name="Standard"/>
      <text:p text:style-name="P21">Remarque : Il faut savoir utiliser cette propriété dans les deux sens !</text:p>
      <text:list xml:id="list133148498263246" text:continue-list="list4277420878" text:style-name="tfNum_20_I_29_">
        <text:list-item>
          <text:p text:style-name="P37">Développer (et réduire) une expression</text:p>
        </text:list-item>
      </text:list>
      <text:p text:style-name="P8">Définition :</text:p>
      <text:p text:style-name="tfCours">Développer, c'est transformer <text:span text:style-name="T2">un </text:span></text:p>
      <text:p text:style-name="Standard"/>
      <text:p text:style-name="P8">Ex:</text:p>
      <text:p text:style-name="P28"><draw:frame draw:style-name="fr1" draw:name="Objet8" text:anchor-type="as-char" svg:y="-0.57cm" svg:width="3.512cm" svg:height="0.716cm" draw:z-index="24"><draw:object xlink:href="./Object 11" xlink:type="simple" xlink:show="embed" xlink:actuate="onLoad"/><draw:image xlink:href="./ObjectReplacements/Object 11" xlink:type="simple" xlink:show="embed" xlink:actuate="onLoad"/></draw:frame></text:p>
      <text:p text:style-name="P28"><draw:frame draw:style-name="fr1" draw:name="Objet32" text:anchor-type="as-char" svg:y="-0.564cm" svg:width="1.238cm" svg:height="0.707cm" draw:z-index="25"><draw:object xlink:href="./Object 32" xlink:type="simple" xlink:show="embed" xlink:actuate="onLoad"/><draw:image xlink:href="./ObjectReplacements/Object 32" xlink:type="simple" xlink:show="embed" xlink:actuate="onLoad"/></draw:frame></text:p>
      <text:p text:style-name="P28"><draw:frame draw:style-name="fr1" draw:name="Objet33" text:anchor-type="as-char" svg:y="-0.564cm" svg:width="1.238cm" svg:height="0.707cm" draw:z-index="26"><draw:object xlink:href="./Object 33" xlink:type="simple" xlink:show="embed" xlink:actuate="onLoad"/><draw:image xlink:href="./ObjectReplacements/Object 33" xlink:type="simple" xlink:show="embed" xlink:actuate="onLoad"/></draw:frame></text:p>
      <text:p text:style-name="P29"/>
      <text:p text:style-name="P10"><draw:frame draw:style-name="fr1" draw:name="Objet5" text:anchor-type="as-char" svg:y="-0.57cm" svg:width="4.219cm" svg:height="0.716cm" draw:z-index="27"><draw:object xlink:href="./Object 4" xlink:type="simple" xlink:show="embed" xlink:actuate="onLoad"/><draw:image xlink:href="./ObjectReplacements/Object 4" xlink:type="simple" xlink:show="embed" xlink:actuate="onLoad"/></draw:frame></text:p>
      <text:p text:style-name="P10"><draw:frame draw:style-name="fr1" draw:name="Objet10" text:anchor-type="as-char" svg:y="-0.564cm" svg:width="1.175cm" svg:height="0.707cm" draw:z-index="28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9"/>
      <text:p text:style-name="P10"><draw:frame draw:style-name="fr1" draw:name="Objet9" text:anchor-type="as-char" svg:y="-0.57cm" svg:width="3.087cm" svg:height="0.716cm" draw:z-index="29"><draw:object xlink:href="./Object 9" xlink:type="simple" xlink:show="embed" xlink:actuate="onLoad"/><draw:image xlink:href="./ObjectReplacements/Object 9" xlink:type="simple" xlink:show="embed" xlink:actuate="onLoad"/></draw:frame></text:p>
      <text:p text:style-name="P12"><draw:frame draw:style-name="fr1" draw:name="Objet13" text:anchor-type="as-char" svg:y="-0.564cm" svg:width="1.171cm" svg:height="0.707cm" draw:z-index="30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9"/>
      <text:p text:style-name="P9"><draw:frame draw:style-name="fr1" draw:name="Objet11" text:anchor-type="as-char" svg:y="-0.57cm" svg:width="6.297cm" svg:height="0.716cm" draw:z-index="31"><draw:object xlink:href="./Object 12" xlink:type="simple" xlink:show="embed" xlink:actuate="onLoad"/><draw:image xlink:href="./ObjectReplacements/Object 12" xlink:type="simple" xlink:show="embed" xlink:actuate="onLoad"/></draw:frame></text:p>
      <text:p text:style-name="P22"><draw:frame draw:style-name="fr1" draw:name="Objet30" text:anchor-type="as-char" svg:y="-0.564cm" svg:width="1.215cm" svg:height="0.707cm" draw:z-index="32"><draw:object xlink:href="./Object 30" xlink:type="simple" xlink:show="embed" xlink:actuate="onLoad"/><draw:image xlink:href="./ObjectReplacements/Object 30" xlink:type="simple" xlink:show="embed" xlink:actuate="onLoad"/></draw:frame></text:p>
      <text:p text:style-name="P22"><draw:frame draw:style-name="fr1" draw:name="Objet29" text:anchor-type="as-char" svg:y="-0.564cm" svg:width="1.215cm" svg:height="0.707cm" draw:z-index="33"><draw:object xlink:href="./Object 29" xlink:type="simple" xlink:show="embed" xlink:actuate="onLoad"/><draw:image xlink:href="./ObjectReplacements/Object 29" xlink:type="simple" xlink:show="embed" xlink:actuate="onLoad"/></draw:frame></text:p>
      <text:p text:style-name="P22"><draw:frame draw:style-name="fr1" draw:name="Objet28" text:anchor-type="as-char" svg:y="-0.564cm" svg:width="1.215cm" svg:height="0.707cm" draw:z-index="39"><draw:object xlink:href="./Object 28" xlink:type="simple" xlink:show="embed" xlink:actuate="onLoad"/><draw:image xlink:href="./ObjectReplacements/Object 28" xlink:type="simple" xlink:show="embed" xlink:actuate="onLoad"/></draw:frame></text:p>
      <text:p text:style-name="P13"/>
      <text:list xml:id="list133147656998744" text:continue-numbering="true" text:style-name="tfNum_20_I_29_">
        <text:list-item>
          <text:p text:style-name="P37">Factoriser une expression</text:p>
        </text:list-item>
      </text:list>
      <text:p text:style-name="P14">Définition :</text:p>
      <text:p text:style-name="tfCours">Factoriser, c'est transformer une </text:p>
      <text:p text:style-name="P13"/>
      <text:p text:style-name="P14">Ex:</text:p>
      <text:p text:style-name="P11"><draw:frame draw:style-name="fr1" draw:name="Objet16" text:anchor-type="as-char" svg:y="-0.564cm" svg:width="3.277cm" svg:height="0.707cm" draw:z-index="9"><draw:object xlink:href="./Object 16" xlink:type="simple" xlink:show="embed" xlink:actuate="onLoad"/><draw:image xlink:href="./ObjectReplacements/Object 16" xlink:type="simple" xlink:show="embed" xlink:actuate="onLoad"/></draw:frame></text:p>
      <text:p text:style-name="P11"><draw:frame draw:style-name="fr1" draw:name="Objet17" text:anchor-type="as-char" svg:y="-0.564cm" svg:width="1.238cm" svg:height="0.707cm" draw:z-index="10"><draw:object xlink:href="./Object 17" xlink:type="simple" xlink:show="embed" xlink:actuate="onLoad"/><draw:image xlink:href="./ObjectReplacements/Object 17" xlink:type="simple" xlink:show="embed" xlink:actuate="onLoad"/></draw:frame></text:p>
      <text:p text:style-name="P11"/>
      <text:p text:style-name="P11"><draw:frame draw:style-name="fr1" draw:name="Objet18" text:anchor-type="as-char" svg:y="-0.564cm" svg:width="3.014cm" svg:height="0.707cm" draw:z-index="11"><draw:object xlink:href="./Object 18" xlink:type="simple" xlink:show="embed" xlink:actuate="onLoad"/><draw:image xlink:href="./ObjectReplacements/Object 18" xlink:type="simple" xlink:show="embed" xlink:actuate="onLoad"/></draw:frame></text:p>
      <text:p text:style-name="P15"><draw:frame draw:style-name="fr1" draw:name="Objet19" text:anchor-type="as-char" svg:y="-0.564cm" svg:width="1.175cm" svg:height="0.707cm" draw:z-index="12"><draw:object xlink:href="./Object 19" xlink:type="simple" xlink:show="embed" xlink:actuate="onLoad"/><draw:image xlink:href="./ObjectReplacements/Object 19" xlink:type="simple" xlink:show="embed" xlink:actuate="onLoad"/></draw:frame></text:p>
      <text:p text:style-name="P11"/>
      <text:p text:style-name="P11"><draw:frame draw:style-name="fr1" draw:name="Objet20" text:anchor-type="as-char" svg:y="-0.654cm" svg:width="4.493cm" svg:height="0.797cm" draw:z-index="13"><draw:object xlink:href="./Object 20" xlink:type="simple" xlink:show="embed" xlink:actuate="onLoad"/><draw:image xlink:href="./ObjectReplacements/Object 20" xlink:type="simple" xlink:show="embed" xlink:actuate="onLoad"/></draw:frame></text:p>
      <text:p text:style-name="P11"><draw:frame draw:style-name="fr1" draw:name="Objet21" text:anchor-type="as-char" svg:y="-0.564cm" svg:width="6.692cm" svg:height="0.707cm" draw:z-index="14"><draw:object xlink:href="./Object 21" xlink:type="simple" xlink:show="embed" xlink:actuate="onLoad"/><draw:image xlink:href="./ObjectReplacements/Object 21" xlink:type="simple" xlink:show="embed" xlink:actuate="onLoad"/></draw:frame></text:p>
      <text:p text:style-name="P11"><draw:frame draw:style-name="fr1" draw:name="Objet22" text:anchor-type="as-char" svg:y="-0.564cm" svg:width="1.171cm" svg:height="0.707cm" draw:z-index="15"><draw:object xlink:href="./Object 22" xlink:type="simple" xlink:show="embed" xlink:actuate="onLoad"/><draw:image xlink:href="./ObjectReplacements/Object 22" xlink:type="simple" xlink:show="embed" xlink:actuate="onLoad"/></draw:frame></text:p>
      <text:p text:style-name="P11"/>
      <text:p text:style-name="P16"><draw:frame draw:style-name="fr1" draw:name="Objet23" text:anchor-type="as-char" svg:y="-0.654cm" svg:width="4.817cm" svg:height="0.797cm" draw:z-index="16"><draw:object xlink:href="./Object 23" xlink:type="simple" xlink:show="embed" xlink:actuate="onLoad"/><draw:image xlink:href="./ObjectReplacements/Object 23" xlink:type="simple" xlink:show="embed" xlink:actuate="onLoad"/></draw:frame></text:p>
      <text:p text:style-name="P16"><draw:frame draw:style-name="fr1" draw:name="Objet24" text:anchor-type="as-char" svg:y="-0.564cm" svg:width="1.215cm" svg:height="0.707cm" draw:z-index="17"><draw:object xlink:href="./Object 24" xlink:type="simple" xlink:show="embed" xlink:actuate="onLoad"/><draw:image xlink:href="./ObjectReplacements/Object 24" xlink:type="simple" xlink:show="embed" xlink:actuate="onLoad"/></draw:frame></text:p>
      <text:p text:style-name="P17"/>
      <text:list xml:id="list133147751466489" text:continue-numbering="true" text:style-name="tfNum_20_I_29_">
        <text:list-item>
          <text:p text:style-name="P37">Pour aller plus loin !</text:p>
        </text:list-item>
      </text:list>
      <text:list xml:id="list133147366259463" text:continue-list="list133146975741683" text:style-name="tfNum_20_1_29_">
        <text:list-item text:start-value="1">
          <text:p text:style-name="P34">Cas du signe « − » devant une parenthèse</text:p>
        </text:list-item>
      </text:list>
      <text:p text:style-name="P23"><draw:frame text:anchor-type="paragraph" draw:z-index="23" draw:name="Forme3_0" draw:style-name="gr1" draw:text-style-name="P38" svg:width="12.533cm" svg:height="1.073cm" svg:x="6.493cm" svg:y="0.623cm"><draw:text-box><text:p>Attention : si on veut enlever une parenthèse, il faut « distribuer » le signe qui est devant la parenthèse sur tous les termes de cette parenthèse !</text:p></draw:text-box></draw:frame><text:span text:style-name="T4">Ex :</text:span> Réduire B</text:p>
      <text:p text:style-name="P24"><draw:frame draw:style-name="fr1" draw:name="Objet12" text:anchor-type="as-char" svg:y="-0.57cm" svg:width="4.538cm" svg:height="0.716cm" draw:z-index="40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24"><draw:frame draw:style-name="fr1" draw:name="Objet15" text:anchor-type="as-char" svg:y="-0.564cm" svg:width="1.175cm" svg:height="0.707cm" draw:z-index="41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24"><draw:frame draw:style-name="fr1" draw:name="Objet14" text:anchor-type="as-char" svg:y="-0.564cm" svg:width="1.175cm" svg:height="0.707cm" draw:z-index="42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P27"/>
      <text:list xml:id="list133146933173751" text:continue-numbering="true" text:style-name="tfNum_20_1_29_">
        <text:list-item>
          <text:p text:style-name="P34"><text:span text:style-name="T16">D</text:span>ouble développement</text:p>
        </text:list-item>
      </text:list>
      <text:p text:style-name="P17"><text:span text:style-name="T4">E</text:span><text:span text:style-name="T5">x :</text:span><text:span text:style-name="T3"> Développer </text:span><text:span text:style-name="T13">A</text:span></text:p>
      <text:p text:style-name="P16"/>
      <text:p text:style-name="P20"><draw:frame draw:style-name="fr1" draw:name="Objet25" text:anchor-type="as-char" svg:y="-0.57cm" svg:width="4.625cm" svg:height="0.716cm" draw:z-index="18"><draw:object xlink:href="./Object 25" xlink:type="simple" xlink:show="embed" xlink:actuate="onLoad"/><draw:image xlink:href="./ObjectReplacements/Object 25" xlink:type="simple" xlink:show="embed" xlink:actuate="onLoad"/></draw:frame></text:p>
      <text:p text:style-name="P20"/>
      <text:p text:style-name="P20"><draw:frame draw:style-name="fr1" draw:name="Objet26" text:anchor-type="as-char" svg:y="-0.564cm" svg:width="1.238cm" svg:height="0.707cm" draw:z-index="19"><draw:object xlink:href="./Object 26" xlink:type="simple" xlink:show="embed" xlink:actuate="onLoad"/><draw:image xlink:href="./ObjectReplacements/Object 26" xlink:type="simple" xlink:show="embed" xlink:actuate="onLoad"/></draw:frame></text:p>
      <text:p text:style-name="P20"><draw:frame draw:style-name="fr1" draw:name="Objet27" text:anchor-type="as-char" svg:y="-0.564cm" svg:width="1.238cm" svg:height="0.707cm" draw:z-index="20"><draw:object xlink:href="./Object 27" xlink:type="simple" xlink:show="embed" xlink:actuate="onLoad"/><draw:image xlink:href="./ObjectReplacements/Object 27" xlink:type="simple" xlink:show="embed" xlink:actuate="onLoad"/></draw:frame></text:p>
      <text:p text:style-name="P17"/>
      <text:p text:style-name="P18">Illustration géométrique :</text:p>
      <text:p text:style-name="P19"><draw:g text:anchor-type="as-char" draw:z-index="21" draw:name="Forme2" draw:style-name="gr2"><draw:line draw:style-name="gr3" draw:text-style-name="P39" svg:x1="0.645cm" svg:y1="0.788cm" svg:x2="6.214cm" svg:y2="0.788cm"><text:p/></draw:line><draw:line draw:style-name="gr3" draw:text-style-name="P39" svg:x1="6.213cm" svg:y1="0.788cm" svg:x2="6.213cm" svg:y2="5.659cm"><text:p/></draw:line><draw:line draw:style-name="gr3" draw:text-style-name="P39" svg:x1="6.214cm" svg:y1="5.66cm" svg:x2="0.645cm" svg:y2="5.66cm"><text:p/></draw:line><draw:line draw:style-name="gr3" draw:text-style-name="P39" svg:x1="0.645cm" svg:y1="5.659cm" svg:x2="0.645cm" svg:y2="0.788cm"><text:p/></draw:line><draw:line draw:style-name="gr4" draw:text-style-name="P39" svg:x1="0.645cm" svg:y1="4.265cm" svg:x2="6.214cm" svg:y2="4.265cm"><text:p/></draw:line><draw:line draw:style-name="gr4" draw:text-style-name="P39" svg:x1="4.124cm" svg:y1="0.788cm" svg:x2="4.124cm" svg:y2="5.659cm"><text:p/></draw:line><draw:line draw:style-name="gr5" draw:text-style-name="P39" svg:x1="0.657cm" svg:y1="0.602cm" svg:x2="4.115cm" svg:y2="0.602cm"><text:p/></draw:line><draw:frame draw:style-name="gr6" draw:text-style-name="P41" svg:width="0.325cm" svg:height="0.632cm" svg:x="2.224cm" svg:y="0cm"><draw:text-box><text:p text:style-name="P40"><text:span text:style-name="T17">x</text:span></text:p></draw:text-box></draw:frame><draw:line draw:style-name="gr5" draw:text-style-name="P39" svg:x1="4.08cm" svg:y1="0.604cm" svg:x2="6.218cm" svg:y2="0.604cm"><text:p/></draw:line><draw:frame draw:style-name="gr7" draw:text-style-name="P42" svg:width="0.366cm" svg:height="0.632cm" svg:x="4.999cm" svg:y="0.002cm"><draw:text-box><text:p text:style-name="P40"><text:span text:style-name="T18">3</text:span></text:p></draw:text-box></draw:frame><draw:line draw:style-name="gr5" draw:text-style-name="P39" svg:x1="0.459cm" svg:y1="4.25cm" svg:x2="0.459cm" svg:y2="0.792cm"><text:p/></draw:line><draw:frame draw:style-name="gr8" draw:text-style-name="P41" svg:width="0.324cm" svg:height="0.634cm" svg:x="0.012cm" svg:y="2.207cm"><draw:text-box><text:p text:style-name="P40"><text:span text:style-name="T17">x</text:span></text:p></draw:text-box></draw:frame><draw:line draw:style-name="gr5" draw:text-style-name="P39" svg:x1="0.46cm" svg:y1="5.688cm" svg:x2="0.46cm" svg:y2="4.24cm"><text:p/></draw:line><draw:frame draw:style-name="gr7" draw:text-style-name="P42" svg:width="0.366cm" svg:height="0.632cm" svg:x="0cm" svg:y="4.611cm"><draw:text-box><text:p text:style-name="P40"><text:span text:style-name="T18">2</text:span></text:p></draw:text-box></draw:frame><draw:frame draw:style-name="gr9" draw:text-style-name="P41" svg:width="0.682cm" svg:height="0.632cm" svg:x="2.041cm" svg:y="2.214cm"><draw:text-box><text:p text:style-name="P40"><text:span text:style-name="T17">…</text:span><text:span text:style-name="T17">.</text:span></text:p></draw:text-box></draw:frame><draw:frame draw:style-name="gr10" draw:text-style-name="P41" svg:width="0.683cm" svg:height="0.632cm" svg:x="2.039cm" svg:y="4.623cm"><draw:text-box><text:p text:style-name="P40"><text:span text:style-name="T17">…</text:span><text:span text:style-name="T17">.</text:span></text:p></draw:text-box></draw:frame><draw:frame draw:style-name="gr10" draw:text-style-name="P41" svg:width="0.683cm" svg:height="0.632cm" svg:x="4.815cm" svg:y="2.221cm"><draw:text-box><text:p text:style-name="P40"><text:span text:style-name="T17">…</text:span><text:span text:style-name="T17">.</text:span></text:p></draw:text-box></draw:frame><draw:frame draw:style-name="gr10" draw:text-style-name="P41" svg:width="0.683cm" svg:height="0.632cm" svg:x="4.815cm" svg:y="4.623cm"><draw:text-box><text:p text:style-name="P40"><text:span text:style-name="T17">…</text:span><text:span text:style-name="T17">.</text:span></text:p></draw:text-box></draw:frame></draw:g></text:p>
      <text:p text:style-name="P17"/>
      <text:p text:style-name="P26"/>
      <text:list xml:id="list133148565582994" text:continue-numbering="true" text:style-name="tfNum_20_1_29_">
        <text:list-item>
          <text:p text:style-name="P35">Vérifications d’égalités</text:p>
        </text:list-item>
      </text:list>
      <text:p text:style-name="P25"><text:span text:style-name="T12">On peut vérifier </text:span><text:span text:style-name="T7">un</text:span><text:span text:style-name="T12"> calcul littéral en testant l’égalité obtenue pour certaines valeurs de </text:span><text:span text:style-name="T14">la</text:span><text:span text:style-name="T12"> variable. Cela ne </text:span><text:span text:style-name="T9">prouve</text:span><text:span text:style-name="T12"> pas que le calcul est juste, mais </text:span><text:span text:style-name="T15">cela </text:span><text:span text:style-name="T12">permet de repérer la plupart des erreurs !</text:span></text:p>
      <text:p text:style-name="P25"/>
      <text:p text:style-name="P25"><text:span text:style-name="T6">Ex :</text:span><text:span text:style-name="T11"> </text:span><text:span text:style-name="T10">Développer et réduire </text:span><text:span text:style-name="T8">C</text:span><text:span text:style-name="T10">. Puis vérifier le calcul dans le cas où </text:span><text:span text:style-name="T10"><draw:frame draw:style-name="fr1" draw:name="Objet31" text:anchor-type="as-char" svg:y="-0.564cm" svg:width="1.431cm" svg:height="0.707cm" draw:z-index="34"><draw:object xlink:href="./Object 31" xlink:type="simple" xlink:show="embed" xlink:actuate="onLoad"/><draw:image xlink:href="./ObjectReplacements/Object 31" xlink:type="simple" xlink:show="embed" xlink:actuate="onLoad"/></draw:frame></text:span><text:span text:style-name="T10">.</text:span></text:p>
      <text:p text:style-name="P30"><draw:frame draw:style-name="fr1" draw:name="Objet34" text:anchor-type="as-char" svg:y="-0.57cm" svg:width="5.412cm" svg:height="0.716cm" draw:z-index="35"><draw:object xlink:href="./Object 34" xlink:type="simple" xlink:show="embed" xlink:actuate="onLoad"/><draw:image xlink:href="./ObjectReplacements/Object 34" xlink:type="simple" xlink:show="embed" xlink:actuate="onLoad"/></draw:frame></text:p>
      <text:p text:style-name="P30"><draw:frame draw:style-name="fr1" draw:name="Objet35" text:anchor-type="as-char" svg:y="-0.564cm" svg:width="1.171cm" svg:height="0.707cm" draw:z-index="36"><draw:object xlink:href="./Object 35" xlink:type="simple" xlink:show="embed" xlink:actuate="onLoad"/><draw:image xlink:href="./ObjectReplacements/Object 35" xlink:type="simple" xlink:show="embed" xlink:actuate="onLoad"/></draw:frame></text:p>
      <text:p text:style-name="P31"><draw:frame draw:style-name="fr1" draw:name="Objet36" text:anchor-type="as-char" svg:y="-0.564cm" svg:width="1.171cm" svg:height="0.707cm" draw:z-index="37"><draw:object xlink:href="./Object 36" xlink:type="simple" xlink:show="embed" xlink:actuate="onLoad"/><draw:image xlink:href="./ObjectReplacements/Object 36" xlink:type="simple" xlink:show="embed" xlink:actuate="onLoad"/></draw:frame></text:p>
      <text:p text:style-name="P31"/>
      <text:p text:style-name="P32">Vérification si <draw:frame draw:style-name="fr1" draw:name="Objet37" text:anchor-type="as-char" svg:y="-0.564cm" svg:width="1.431cm" svg:height="0.707cm" draw:z-index="38"><draw:object xlink:href="./Object 37" xlink:type="simple" xlink:show="embed" xlink:actuate="onLoad"/><draw:image xlink:href="./ObjectReplacements/Object 37" xlink:type="simple" xlink:show="embed" xlink:actuate="onLoad"/></draw:frame> :</text:p>
      <text:p text:style-name="P32">D’une part :</text:p>
      <text:p text:style-name="P32"/>
      <text:p text:style-name="P32"/>
      <text:p text:style-name="P32"/>
      <text:p text:style-name="P32">D’autre part :</text:p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03cm" draw:dots2="1" draw:dots2-length="0.003cm" draw:distance="0.003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2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2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9H41M49S</meta:editing-duration>
    <meta:editing-cycles>182</meta:editing-cycles>
    <meta:generator>LibreOffice/7.3.7.2$Linux_X86_64 LibreOffice_project/30$Build-2</meta:generator>
    <meta:initial-creator>Véronique et Thibaud FONTANET</meta:initial-creator>
    <dc:date>2024-08-14T13:31:46.022089929</dc:date>
    <meta:print-date>2015-03-21T18:42:51.093000000</meta:print-date>
    <meta:document-statistic meta:table-count="0" meta:image-count="0" meta:object-count="37" meta:page-count="5" meta:paragraph-count="65" meta:word-count="169" meta:character-count="883" meta:non-whitespace-character-count="747"/>
  </office:meta>
</office:document-meta>
</file>

<file path=Object 1/content.xml><?xml version="1.0" encoding="utf-8"?>
<math xmlns="http://www.w3.org/1998/Math/MathML" display="block">
  <semantics>
    <mrow>
      <mrow>
        <mrow>
          <mrow>
            <mrow>
              <mo fence="true" stretchy="false">(</mo>
              <mrow>
                <mrow>
                  <mi>x</mi>
                  <mo stretchy="false">+</mo>
                  <mn>5</mn>
                </mrow>
              </mrow>
              <mo fence="true" stretchy="false">)</mo>
            </mrow>
            <mo stretchy="false">×</mo>
            <mn>9</mn>
          </mrow>
          <mtext> = </mtext>
          <mn>9</mn>
        </mrow>
        <mo stretchy="false">+</mo>
        <mn>9</mn>
        <mo stretchy="false">+</mo>
        <mn>9</mn>
        <mo stretchy="false">+</mo>
        <mrow/>
      </mrow>
      <mo stretchy="false">…</mo>
      <mrow>
        <mrow/>
        <mo stretchy="false">+</mo>
        <mrow>
          <mn>9</mn>
          <mtext>  +  </mtext>
          <mn>9</mn>
        </mrow>
        <mo stretchy="false">+</mo>
        <mn>9</mn>
        <mo stretchy="false">+</mo>
        <mn>9</mn>
        <mo stretchy="false">+</mo>
        <mn>9</mn>
        <mo stretchy="false">+</mo>
        <mrow>
          <mn>9</mn>
          <mtext> = </mtext>
        </mrow>
      </mrow>
      <mo stretchy="false">…</mo>
    </mrow>
    <annotation encoding="StarMath 5.0">{({x}+{5}) times 9" = "9}+{9}+{9}+{} dotslow {}+{9"  +  "9}+{9}+{9}+{9}+{9" = "} dotslow %%&lt;cmathArbre&gt;«...­«+­«*­«()­«+­x­5»»­9" = "9»­9­9­»­«...­«+­­9"  +  "9­9­9­9­9" = "»­»»&lt;/cmathArbre&gt;&lt;cmathFormule&gt;(x+5)*9" = "9+9+9+...+9"  +  "9+9+9+9+9" = "...&lt;/cmathFormule&gt;</annotation>
  </semantics>
</math>
</file>

<file path=Object 10/content.xml><?xml version="1.0" encoding="utf-8"?>
<math xmlns="http://www.w3.org/1998/Math/MathML" display="block">
  <semantics>
    <mrow>
      <mtext>C</mtext>
      <mo stretchy="false">=</mo>
      <mrow/>
    </mrow>
    <annotation encoding="StarMath 5.0">{"C"}={}%%&lt;cmathArbre&gt;«=­varMaj C­»&lt;/cmathArbre&gt;&lt;cmathFormule&gt;C=&lt;/cmathFormule&gt;</annotation>
  </semantics>
</math>
</file>

<file path=Object 11/content.xml><?xml version="1.0" encoding="utf-8"?>
<math xmlns="http://www.w3.org/1998/Math/MathML" display="block">
  <semantics>
    <mrow>
      <mtext>A</mtext>
      <mo stretchy="false">=</mo>
      <mrow>
        <mn>7</mn>
        <mo stretchy="false">×</mo>
        <mrow>
          <mo fence="true" stretchy="false">(</mo>
          <mrow>
            <mrow>
              <mi>x</mi>
              <mo stretchy="false">+</mo>
              <mn>5</mn>
            </mrow>
          </mrow>
          <mo fence="true" stretchy="false">)</mo>
        </mrow>
      </mrow>
    </mrow>
    <annotation encoding="StarMath 5.0">{"A"}={7 times ({x}+{5})}%%&lt;cmathArbre&gt;«=­varMaj A­«*­7­«()­«+­x­5»»»»&lt;/cmathArbre&gt;&lt;cmathFormule&gt;A=7(x+5)&lt;/cmathFormule&gt;</annotation>
  </semantics>
</math>
</file>

<file path=Object 12/content.xml><?xml version="1.0" encoding="utf-8"?>
<math xmlns="http://www.w3.org/1998/Math/MathML" display="block">
  <semantics>
    <mrow>
      <mtext>D</mtext>
      <mo stretchy="false">=</mo>
      <mrow>
        <mrow>
          <mn>3</mn>
          <mo stretchy="false">×</mo>
          <mrow>
            <mo fence="true" stretchy="false">(</mo>
            <mrow>
              <mrow>
                <mi>x</mi>
                <mo stretchy="false">+</mo>
                <mn>5</mn>
              </mrow>
            </mrow>
            <mo fence="true" stretchy="false">)</mo>
          </mrow>
        </mrow>
        <mo stretchy="false">+</mo>
        <mrow>
          <mn>2</mn>
          <mo stretchy="false">×</mo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</mrow>
      </mrow>
    </mrow>
    <annotation encoding="StarMath 5.0">{"D"}={{3 times ({x}+{5})}+{2 times ({x}-{1})}}%%&lt;cmathArbre&gt;«=­varMaj D­«+­«*­3­«()­«+­x­5»»»­«*­2­«()­«-­x­1»»»»»&lt;/cmathArbre&gt;&lt;cmathFormule&gt;D=3(x+5)+2(x-1)&lt;/cmathFormule&gt;</annotation>
  </semantics>
</math>
</file>

<file path=Object 13/content.xml><?xml version="1.0" encoding="utf-8"?>
<math xmlns="http://www.w3.org/1998/Math/MathML" display="block">
  <semantics>
    <mrow>
      <mtext>B</mtext>
      <mo stretchy="false">=</mo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−</mo>
        <mrow>
          <mo fence="true" stretchy="false">(</mo>
          <mrow>
            <mrow>
              <mi>x</mi>
              <mo stretchy="false">+</mo>
              <mn>3</mn>
            </mrow>
          </mrow>
          <mo fence="true" stretchy="false">)</mo>
        </mrow>
      </mrow>
    </mrow>
    <annotation encoding="StarMath 5.0">{"B"}={{({x}+{1})}-{({x}+{3})}}%%&lt;cmathArbre&gt;«=­varMaj B­«-­«()­«+­x­1»»­«()­«+­x­3»»»»&lt;/cmathArbre&gt;&lt;cmathFormule&gt;B=(x+1)-(x+3)&lt;/cmathFormule&gt;</annotation>
  </semantics>
</math>
</file>

<file path=Object 14/content.xml><?xml version="1.0" encoding="utf-8"?>
<math xmlns="http://www.w3.org/1998/Math/MathML" display="block">
  <semantics>
    <mrow>
      <mtext>B</mtext>
      <mo stretchy="false">=</mo>
      <mrow/>
    </mrow>
    <annotation encoding="StarMath 5.0">{"B"}={}%%&lt;cmathArbre&gt;«=­varMaj B­»&lt;/cmathArbre&gt;&lt;cmathFormule&gt;B=&lt;/cmathFormule&gt;</annotation>
  </semantics>
</math>
</file>

<file path=Object 15/content.xml><?xml version="1.0" encoding="utf-8"?>
<math xmlns="http://www.w3.org/1998/Math/MathML" display="block">
  <semantics>
    <mrow>
      <mtext>B</mtext>
      <mo stretchy="false">=</mo>
      <mrow/>
    </mrow>
    <annotation encoding="StarMath 5.0">{"B"}={}%%&lt;cmathArbre&gt;«=­varMaj B­»&lt;/cmathArbre&gt;&lt;cmathFormule&gt;B=&lt;/cmathFormule&gt;</annotation>
  </semantics>
</math>
</file>

<file path=Object 16/content.xml><?xml version="1.0" encoding="utf-8"?>
<math xmlns="http://www.w3.org/1998/Math/MathML" display="block">
  <semantics>
    <mrow>
      <mtext>A</mtext>
      <mo stretchy="false">=</mo>
      <mrow>
        <mrow>
          <mn>5</mn>
          <mi>π</mi>
        </mrow>
        <mo stretchy="false">−</mo>
        <mrow>
          <mn>5</mn>
          <mi>x</mi>
        </mrow>
      </mrow>
    </mrow>
    <annotation encoding="StarMath 5.0">{"A"}={{5π}-{5 x}}%%&lt;cmathArbre&gt;«=­varMaj A­«-­5π­«impMult­5­x»»»&lt;/cmathArbre&gt;&lt;cmathFormule&gt;A=5π-5x&lt;/cmathFormule&gt;</annotation>
  </semantics>
</math>
</file>

<file path=Object 17/content.xml><?xml version="1.0" encoding="utf-8"?>
<math xmlns="http://www.w3.org/1998/Math/MathML" display="block">
  <semantics>
    <mrow>
      <mtext>A</mtext>
      <mo stretchy="false">=</mo>
      <mrow/>
    </mrow>
    <annotation encoding="StarMath 5.0">{"A"}={}%%&lt;cmathArbre&gt;«=­varMaj A­»&lt;/cmathArbre&gt;&lt;cmathFormule&gt;A=&lt;/cmathFormule&gt;</annotation>
  </semantics>
</math>
</file>

<file path=Object 18/content.xml><?xml version="1.0" encoding="utf-8"?>
<math xmlns="http://www.w3.org/1998/Math/MathML" display="block">
  <semantics>
    <mrow>
      <mtext>B</mtext>
      <mo stretchy="false">=</mo>
      <mrow>
        <mrow>
          <mn>2</mn>
          <mi>x</mi>
        </mrow>
        <mo stretchy="false">+</mo>
        <mi mathvariant="italic">ax</mi>
      </mrow>
    </mrow>
    <annotation encoding="StarMath 5.0">{"B"}={{2 x}+{ax}}%%&lt;cmathArbre&gt;«=­varMaj B­«+­«impMult­2­x»­ax»»&lt;/cmathArbre&gt;&lt;cmathFormule&gt;B=2x+ax&lt;/cmathFormule&gt;</annotation>
  </semantics>
</math>
</file>

<file path=Object 19/content.xml><?xml version="1.0" encoding="utf-8"?>
<math xmlns="http://www.w3.org/1998/Math/MathML" display="block">
  <semantics>
    <mrow>
      <mtext>B</mtext>
      <mo stretchy="false">=</mo>
      <mrow/>
    </mrow>
    <annotation encoding="StarMath 5.0">{"B"}={}%%&lt;cmathArbre&gt;«=­varMaj B­»&lt;/cmathArbre&gt;&lt;cmathFormule&gt;B=&lt;/cmathFormule&gt;</annotation>
  </semantics>
</math>
</file>

<file path=Object 2/content.xml><?xml version="1.0" encoding="utf-8"?>
<math xmlns="http://www.w3.org/1998/Math/MathML" display="block">
  <semantics>
    <mrow>
      <mrow>
        <mrow>
          <mn>5</mn>
          <mo stretchy="false">×</mo>
          <mi>y</mi>
        </mrow>
        <mo stretchy="false">+</mo>
        <mrow>
          <mn>5</mn>
          <mo stretchy="false">×</mo>
          <mn>4</mn>
        </mrow>
      </mrow>
      <mo stretchy="false">=</mo>
      <mrow/>
    </mrow>
    <annotation encoding="StarMath 5.0">{{5 times y}+{5 times 4}}={}%%&lt;cmathArbre&gt;«=­«+­«*­5­y»­«*­5­4»»­»&lt;/cmathArbre&gt;&lt;cmathFormule&gt;5*y+5*4=&lt;/cmathFormule&gt;</annotation>
  </semantics>
</math>
</file>

<file path=Object 20/content.xml><?xml version="1.0" encoding="utf-8"?>
<math xmlns="http://www.w3.org/1998/Math/MathML" display="block">
  <semantics>
    <mrow>
      <mtext>C</mtext>
      <mo stretchy="false">=</mo>
      <mrow>
        <msup>
          <mrow>
            <mn>2</mn>
            <mi>x</mi>
          </mrow>
          <mn>2</mn>
        </msup>
        <mo stretchy="false">−</mo>
        <mi>x</mi>
        <mo stretchy="false">+</mo>
        <mrow>
          <mn>3</mn>
          <mi mathvariant="italic">ax</mi>
        </mrow>
      </mrow>
    </mrow>
    <annotation encoding="StarMath 5.0">{"C"}={{{{2 x}^{2}}-{x}}+{3 ax}}%%&lt;cmathArbre&gt;«=­varMaj C­«+­«-­«^­«impMult­2­x»­2»­x»­«impMult­3­ax»»»&lt;/cmathArbre&gt;&lt;cmathFormule&gt;C=2x^2-x+3ax&lt;/cmathFormule&gt;</annotation>
  </semantics>
</math>
</file>

<file path=Object 21/content.xml><?xml version="1.0" encoding="utf-8"?>
<math xmlns="http://www.w3.org/1998/Math/MathML" display="block">
  <semantics>
    <mrow>
      <mtext>C</mtext>
      <mo stretchy="false">=</mo>
      <mrow>
        <mrow>
          <mi>x</mi>
          <mi>×</mi>
          <mn>2</mn>
          <mi>x</mi>
        </mrow>
        <mo stretchy="false">−</mo>
        <mrow>
          <mi>x</mi>
          <mi>×</mi>
          <mn>1</mn>
        </mrow>
        <mo stretchy="false">+</mo>
        <mrow>
          <mi>x</mi>
          <mi>×</mi>
          <mn>3</mn>
          <mi>a</mi>
        </mrow>
      </mrow>
    </mrow>
    <annotation encoding="StarMath 5.0">{"C"}={{{x×2 x}-{x×1}}+{x×3 a}}%%&lt;cmathArbre&gt;«=­varMaj C­«+­«-­«impMult­x×2­x»­x×1»­«impMult­x×3­a»»»&lt;/cmathArbre&gt;&lt;cmathFormule&gt;C=x×2x-x×1+x×3a&lt;/cmathFormule&gt;</annotation>
  </semantics>
</math>
</file>

<file path=Object 22/content.xml><?xml version="1.0" encoding="utf-8"?>
<math xmlns="http://www.w3.org/1998/Math/MathML" display="block">
  <semantics>
    <mrow>
      <mtext>C</mtext>
      <mo stretchy="false">=</mo>
      <mrow/>
    </mrow>
    <annotation encoding="StarMath 5.0">{"C"}={}%%&lt;cmathArbre&gt;«=­varMaj C­»&lt;/cmathArbre&gt;&lt;cmathFormule&gt;C=&lt;/cmathFormule&gt;</annotation>
  </semantics>
</math>
</file>

<file path=Object 23/content.xml><?xml version="1.0" encoding="utf-8"?>
<math xmlns="http://www.w3.org/1998/Math/MathML" display="block">
  <semantics>
    <mrow>
      <mtext>D</mtext>
      <mo stretchy="false">=</mo>
      <mrow>
        <msup>
          <mrow>
            <mn>3</mn>
            <mi>x</mi>
          </mrow>
          <mn>2</mn>
        </msup>
        <mo stretchy="false">+</mo>
        <mrow>
          <mn>6</mn>
          <mi>x</mi>
        </mrow>
        <mo stretchy="false">+</mo>
        <mrow>
          <mn>3</mn>
          <mi mathvariant="italic">ax</mi>
        </mrow>
      </mrow>
    </mrow>
    <annotation encoding="StarMath 5.0">{"D"}={{{3 x}^{2}}+{6 x}+{3 ax}}%%&lt;cmathArbre&gt;«=­varMaj D­«+­«^­«impMult­3­x»­2»­«impMult­6­x»­«impMult­3­ax»»»&lt;/cmathArbre&gt;&lt;cmathFormule&gt;D=3x^2+6x+3ax&lt;/cmathFormule&gt;</annotation>
  </semantics>
</math>
</file>

<file path=Object 24/content.xml><?xml version="1.0" encoding="utf-8"?>
<math xmlns="http://www.w3.org/1998/Math/MathML" display="block">
  <semantics>
    <mrow>
      <mtext>D</mtext>
      <mo stretchy="false">=</mo>
      <mrow/>
    </mrow>
    <annotation encoding="StarMath 5.0">{"D"}={}%%&lt;cmathArbre&gt;«=­varMaj D­»&lt;/cmathArbre&gt;&lt;cmathFormule&gt;D=&lt;/cmathFormule&gt;</annotation>
  </semantics>
</math>
</file>

<file path=Object 25/content.xml><?xml version="1.0" encoding="utf-8"?>
<math xmlns="http://www.w3.org/1998/Math/MathML" display="block">
  <semantics>
    <mrow>
      <mtext>A</mtext>
      <mo stretchy="false">=</mo>
      <mrow>
        <mrow>
          <mo fence="true" stretchy="false">(</mo>
          <mrow>
            <mrow>
              <mi>x</mi>
              <mo stretchy="false">+</mo>
              <mn>2</mn>
            </mrow>
          </mrow>
          <mo fence="true" stretchy="false">)</mo>
        </mrow>
        <mo stretchy="false">×</mo>
        <mrow>
          <mo fence="true" stretchy="false">(</mo>
          <mrow>
            <mrow>
              <mi>x</mi>
              <mo stretchy="false">+</mo>
              <mn>3</mn>
            </mrow>
          </mrow>
          <mo fence="true" stretchy="false">)</mo>
        </mrow>
      </mrow>
    </mrow>
    <annotation encoding="StarMath 5.0">{"A"}={({x}+{2}) times ({x}+{3})}%%&lt;cmathArbre&gt;«=­varMaj A­«*­«()­«+­x­2»»­«()­«+­x­3»»»»&lt;/cmathArbre&gt;&lt;cmathFormule&gt;A=(x+2)(x+3)&lt;/cmathFormule&gt;</annotation>
  </semantics>
</math>
</file>

<file path=Object 26/content.xml><?xml version="1.0" encoding="utf-8"?>
<math xmlns="http://www.w3.org/1998/Math/MathML" display="block">
  <semantics>
    <mrow>
      <mtext>A</mtext>
      <mo stretchy="false">=</mo>
      <mrow/>
    </mrow>
    <annotation encoding="StarMath 5.0">{"A"}={}%%&lt;cmathArbre&gt;«=­varMaj A­»&lt;/cmathArbre&gt;&lt;cmathFormule&gt;A=&lt;/cmathFormule&gt;</annotation>
  </semantics>
</math>
</file>

<file path=Object 27/content.xml><?xml version="1.0" encoding="utf-8"?>
<math xmlns="http://www.w3.org/1998/Math/MathML" display="block">
  <semantics>
    <mrow>
      <mtext>A</mtext>
      <mo stretchy="false">=</mo>
      <mrow/>
    </mrow>
    <annotation encoding="StarMath 5.0">{"A"}={}%%&lt;cmathArbre&gt;«=­varMaj A­»&lt;/cmathArbre&gt;&lt;cmathFormule&gt;A=&lt;/cmathFormule&gt;</annotation>
  </semantics>
</math>
</file>

<file path=Object 28/content.xml><?xml version="1.0" encoding="utf-8"?>
<math xmlns="http://www.w3.org/1998/Math/MathML" display="block">
  <semantics>
    <mrow>
      <mtext>D</mtext>
      <mo stretchy="false">=</mo>
      <mrow/>
    </mrow>
    <annotation encoding="StarMath 5.0">{"D"}={}%%&lt;cmathArbre&gt;«=­varMaj D­»&lt;/cmathArbre&gt;&lt;cmathFormule&gt;D=&lt;/cmathFormule&gt;</annotation>
  </semantics>
</math>
</file>

<file path=Object 29/content.xml><?xml version="1.0" encoding="utf-8"?>
<math xmlns="http://www.w3.org/1998/Math/MathML" display="block">
  <semantics>
    <mrow>
      <mtext>D</mtext>
      <mo stretchy="false">=</mo>
      <mrow/>
    </mrow>
    <annotation encoding="StarMath 5.0">{"D"}={}%%&lt;cmathArbre&gt;«=­varMaj D­»&lt;/cmathArbre&gt;&lt;cmathFormule&gt;D=&lt;/cmathFormule&gt;</annotation>
  </semantics>
</math>
</file>

<file path=Object 3/content.xml><?xml version="1.0" encoding="utf-8"?>
<math xmlns="http://www.w3.org/1998/Math/MathML" display="block">
  <semantics>
    <mrow>
      <mrow>
        <mrow>
          <mi>x</mi>
          <mo stretchy="false">×</mo>
          <mi>y</mi>
        </mrow>
        <mo stretchy="false">+</mo>
        <mrow>
          <mn>3</mn>
          <mo stretchy="false">×</mo>
          <mi>x</mi>
        </mrow>
      </mrow>
      <mo stretchy="false">=</mo>
      <mrow/>
    </mrow>
    <annotation encoding="StarMath 5.0">{{x times y}+{3 times x}}={}%%&lt;cmathArbre&gt;«=­«+­«*­x­y»­«*­3­x»»­»&lt;/cmathArbre&gt;&lt;cmathFormule&gt;x*y+3*x=&lt;/cmathFormule&gt;</annotation>
  </semantics>
</math>
</file>

<file path=Object 30/content.xml><?xml version="1.0" encoding="utf-8"?>
<math xmlns="http://www.w3.org/1998/Math/MathML" display="block">
  <semantics>
    <mrow>
      <mtext>D</mtext>
      <mo stretchy="false">=</mo>
      <mrow/>
    </mrow>
    <annotation encoding="StarMath 5.0">{"D"}={}%%&lt;cmathArbre&gt;«=­varMaj D­»&lt;/cmathArbre&gt;&lt;cmathFormule&gt;D=&lt;/cmathFormule&gt;</annotation>
  </semantics>
</math>
</file>

<file path=Object 31/content.xml><?xml version="1.0" encoding="utf-8"?>
<math xmlns="http://www.w3.org/1998/Math/MathML" display="block">
  <semantics>
    <mrow>
      <mi>x</mi>
      <mo stretchy="false">=</mo>
      <mn>2</mn>
    </mrow>
    <annotation encoding="StarMath 5.0">{x}={2}%%&lt;cmathArbre&gt;«=­x­2»&lt;/cmathArbre&gt;&lt;cmathFormule&gt;x=2&lt;/cmathFormule&gt;</annotation>
  </semantics>
</math>
</file>

<file path=Object 32/content.xml><?xml version="1.0" encoding="utf-8"?>
<math xmlns="http://www.w3.org/1998/Math/MathML" display="block">
  <semantics>
    <mrow>
      <mtext>A</mtext>
      <mo stretchy="false">=</mo>
      <mrow/>
    </mrow>
    <annotation encoding="StarMath 5.0">{"A"}={}%%&lt;cmathArbre&gt;«=­varMaj A­»&lt;/cmathArbre&gt;&lt;cmathFormule&gt;A=&lt;/cmathFormule&gt;</annotation>
  </semantics>
</math>
</file>

<file path=Object 33/content.xml><?xml version="1.0" encoding="utf-8"?>
<math xmlns="http://www.w3.org/1998/Math/MathML" display="block">
  <semantics>
    <mrow>
      <mtext>A</mtext>
      <mo stretchy="false">=</mo>
      <mrow/>
    </mrow>
    <annotation encoding="StarMath 5.0">{"A"}={}%%&lt;cmathArbre&gt;«=­varMaj A­»&lt;/cmathArbre&gt;&lt;cmathFormule&gt;A=&lt;/cmathFormule&gt;</annotation>
  </semantics>
</math>
</file>

<file path=Object 34/content.xml><?xml version="1.0" encoding="utf-8"?>
<math xmlns="http://www.w3.org/1998/Math/MathML" display="block">
  <semantics>
    <mrow>
      <mtext>C</mtext>
      <mo stretchy="false">=</mo>
      <mrow>
        <mrow>
          <mo fence="true" stretchy="false">(</mo>
          <mrow>
            <mrow>
              <mrow>
                <mn>2</mn>
                <mi>x</mi>
              </mrow>
              <mo stretchy="false">−</mo>
              <mn>5</mn>
            </mrow>
          </mrow>
          <mo fence="true" stretchy="false">)</mo>
        </mrow>
        <mo stretchy="false">×</mo>
        <mrow>
          <mo fence="true" stretchy="false">(</mo>
          <mrow>
            <mrow>
              <mrow>
                <mn>3</mn>
                <mi>x</mi>
              </mrow>
              <mo stretchy="false">+</mo>
              <mn>8</mn>
            </mrow>
          </mrow>
          <mo fence="true" stretchy="false">)</mo>
        </mrow>
      </mrow>
    </mrow>
    <annotation encoding="StarMath 5.0">{"C"}={({2 x}-{5}) times ({3 x}+{8})}%%&lt;cmathArbre&gt;«=­varMaj C­«*­«()­«-­«impMult­2­x»­5»»­«()­«+­«impMult­3­x»­8»»»»&lt;/cmathArbre&gt;&lt;cmathFormule&gt;C=(2x-5)(3x+8)&lt;/cmathFormule&gt;</annotation>
  </semantics>
</math>
</file>

<file path=Object 35/content.xml><?xml version="1.0" encoding="utf-8"?>
<math xmlns="http://www.w3.org/1998/Math/MathML" display="block">
  <semantics>
    <mrow>
      <mtext>C</mtext>
      <mo stretchy="false">=</mo>
      <mrow/>
    </mrow>
    <annotation encoding="StarMath 5.0">{"C"}={}%%&lt;cmathArbre&gt;«=­varMaj C­»&lt;/cmathArbre&gt;&lt;cmathFormule&gt;C=&lt;/cmathFormule&gt;</annotation>
  </semantics>
</math>
</file>

<file path=Object 36/content.xml><?xml version="1.0" encoding="utf-8"?>
<math xmlns="http://www.w3.org/1998/Math/MathML" display="block">
  <semantics>
    <mrow>
      <mtext>C</mtext>
      <mo stretchy="false">=</mo>
      <mrow/>
    </mrow>
    <annotation encoding="StarMath 5.0">{"C"}={}%%&lt;cmathArbre&gt;«=­varMaj C­»&lt;/cmathArbre&gt;&lt;cmathFormule&gt;C=&lt;/cmathFormule&gt;</annotation>
  </semantics>
</math>
</file>

<file path=Object 37/content.xml><?xml version="1.0" encoding="utf-8"?>
<math xmlns="http://www.w3.org/1998/Math/MathML" display="block">
  <semantics>
    <mrow>
      <mi>x</mi>
      <mo stretchy="false">=</mo>
      <mn>2</mn>
    </mrow>
    <annotation encoding="StarMath 5.0">{x}={2}%%&lt;cmathArbre&gt;«=­x­2»&lt;/cmathArbre&gt;&lt;cmathFormule&gt;x=2&lt;/cmathFormule&gt;</annotation>
  </semantics>
</math>
</file>

<file path=Object 4/content.xml><?xml version="1.0" encoding="utf-8"?>
<math xmlns="http://www.w3.org/1998/Math/MathML" display="block">
  <semantics>
    <mrow>
      <mtext>B</mtext>
      <mo stretchy="false">=</mo>
      <mrow>
        <mi>a</mi>
        <mo stretchy="false">×</mo>
        <mrow>
          <mo fence="true" stretchy="false">(</mo>
          <mrow>
            <mrow>
              <mi>b</mi>
              <mo stretchy="false">+</mo>
              <mi>c</mi>
              <mo stretchy="false">+</mo>
              <mn>2</mn>
            </mrow>
          </mrow>
          <mo fence="true" stretchy="false">)</mo>
        </mrow>
      </mrow>
    </mrow>
    <annotation encoding="StarMath 5.0">{"B"}={a times ({b}+{c}+{2})}%%&lt;cmathArbre&gt;«=­varMaj B­«*­a­«()­«+­b­c­2»»»»&lt;/cmathArbre&gt;&lt;cmathFormule&gt;B=a*(b+c+2)&lt;/cmathFormule&gt;</annotation>
  </semantics>
</math>
</file>

<file path=Object 5/content.xml><?xml version="1.0" encoding="utf-8"?>
<math xmlns="http://www.w3.org/1998/Math/MathML" display="block">
  <semantics>
    <mrow>
      <mtext>B</mtext>
      <mo stretchy="false">=</mo>
      <mrow/>
    </mrow>
    <annotation encoding="StarMath 5.0">{"B"}={}%%&lt;cmathArbre&gt;«=­varMaj B­»&lt;/cmathArbre&gt;&lt;cmathFormule&gt;B=&lt;/cmathFormule&gt;</annotation>
  </semantics>
</math>
</file>

<file path=Object 6/content.xml><?xml version="1.0" encoding="utf-8"?>
<math xmlns="http://www.w3.org/1998/Math/MathML" display="block">
  <semantics>
    <mrow>
      <mrow>
        <mn>2</mn>
        <mo stretchy="false">×</mo>
        <mrow>
          <mo fence="true" stretchy="false">(</mo>
          <mrow>
            <mrow>
              <mi>a</mi>
              <mo stretchy="false">+</mo>
              <mn>3</mn>
            </mrow>
          </mrow>
          <mo fence="true" stretchy="false">)</mo>
        </mrow>
      </mrow>
      <mo stretchy="false">=</mo>
      <mrow/>
    </mrow>
    <annotation encoding="StarMath 5.0">{2 times ({a}+{3})}={}%%&lt;cmathArbre&gt;«=­«*­2­«()­«+­a­3»»»­»&lt;/cmathArbre&gt;&lt;cmathFormule&gt;2(a+3)=&lt;/cmathFormule&gt;</annotation>
  </semantics>
</math>
</file>

<file path=Object 7/content.xml><?xml version="1.0" encoding="utf-8"?>
<math xmlns="http://www.w3.org/1998/Math/MathML" display="block">
  <semantics>
    <mrow>
      <mrow>
        <mrow>
          <mrow>
            <mn>23</mn>
            <mo stretchy="false">×</mo>
            <mn>4</mn>
          </mrow>
          <mtext> = </mtext>
          <mn>4</mn>
        </mrow>
        <mo stretchy="false">+</mo>
        <mn>4</mn>
        <mo stretchy="false">+</mo>
        <mn>4</mn>
        <mo stretchy="false">+</mo>
        <mrow/>
      </mrow>
      <mo stretchy="false">…</mo>
      <mrow>
        <mrow/>
        <mo stretchy="false">+</mo>
        <mrow>
          <mn>4</mn>
          <mtext>  +  </mtext>
          <mn>4</mn>
        </mrow>
        <mo stretchy="false">+</mo>
        <mn>4</mn>
        <mo stretchy="false">+</mo>
        <mrow>
          <mn>4</mn>
          <mtext> = </mtext>
          <mrow>
            <mn>20</mn>
            <mo stretchy="false">×</mo>
            <mn>4</mn>
          </mrow>
        </mrow>
        <mo stretchy="false">+</mo>
        <mrow>
          <mn>3</mn>
          <mo stretchy="false">×</mo>
          <mn>4</mn>
        </mrow>
      </mrow>
    </mrow>
    <annotation encoding="StarMath 5.0">{23 times 4" = "4}+{4}+{4}+{} dotslow {}+{4"  +  "4}+{4}+{4" = "20 times 4}+{3 times 4}%%&lt;cmathArbre&gt;«...­«+­«*­23­4" = "4»­4­4­»­«+­­4"  +  "4­4­«*­4" = "20­4»­«*­3­4»»»&lt;/cmathArbre&gt;&lt;cmathFormule&gt;23*4" = "4+4+4+...+4"  +  "4+4+4" = "20*4+3*4&lt;/cmathFormule&gt;</annotation>
  </semantics>
</math>
</file>

<file path=Object 8/content.xml><?xml version="1.0" encoding="utf-8"?>
<math xmlns="http://www.w3.org/1998/Math/MathML" display="block">
  <semantics>
    <mrow>
      <mrow>
        <mrow>
          <mo fence="true" stretchy="false">(</mo>
          <mrow>
            <mrow>
              <mrow>
                <mn>2</mn>
                <mi>y</mi>
              </mrow>
              <mo stretchy="false">+</mo>
              <mn>3</mn>
            </mrow>
          </mrow>
          <mo fence="true" stretchy="false">)</mo>
        </mrow>
        <mo stretchy="false">×</mo>
        <mn>4</mn>
      </mrow>
      <mo stretchy="false">=</mo>
      <mrow/>
    </mrow>
    <annotation encoding="StarMath 5.0">{({2 y}+{3}) times 4}={}%%&lt;cmathArbre&gt;«=­«*­«()­«+­«impMult­2­y»­3»»­4»­»&lt;/cmathArbre&gt;&lt;cmathFormule&gt;(2y+3)*4=&lt;/cmathFormule&gt;</annotation>
  </semantics>
</math>
</file>

<file path=Object 9/content.xml><?xml version="1.0" encoding="utf-8"?>
<math xmlns="http://www.w3.org/1998/Math/MathML" display="block">
  <semantics>
    <mrow>
      <mtext>C</mtext>
      <mo stretchy="false">=</mo>
      <mrow>
        <mi>a</mi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</mrow>
    </mrow>
    <annotation encoding="StarMath 5.0">{"C"}={a ({x}-{1})}%%&lt;cmathArbre&gt;«=­varMaj C­«a­«()­«-­x­1»»»»&lt;/cmathArbre&gt;&lt;cmathFormule&gt;C=a(x-1)&lt;/cmathFormule&gt;</annotation>
  </semantics>
</math>
</file>